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35" calcext:value-type="float">
            <text:p>1035</text:p>
          </table:table-cell>
          <table:table-cell table:style-name="ce7" table:formula="of:=COUNTIF([.B7:.B1095];&quot;X&quot;)" office:value-type="float" office:value="883" calcext:value-type="float">
            <text:p>883</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5" calcext:value-type="float">
            <text:p>75</text:p>
          </table:table-cell>
          <table:table-cell table:style-name="ce7" table:formula="of:=COUNTIF([.E7:.E1095];&quot;X&quot;)" office:value-type="float" office:value="1" calcext:value-type="float">
            <text:p>1</text:p>
          </table:table-cell>
          <table:table-cell table:style-name="ce7" table:formula="of:=COUNTIF([.F7:.F1095];&quot;X&quot;)" office:value-type="float" office:value="121" calcext:value-type="float">
            <text:p>121</text:p>
          </table:table-cell>
          <table:table-cell table:style-name="ce25" table:formula="of:=SUM([.B2:.F2])" office:value-type="float" office:value="1099" calcext:value-type="float">
            <text:p>109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3" table:number-rows-repeated="15">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12">00/00/0000</text:date>, <text:time style:data-style-name="N2" text:time-value="23:36:43.01366057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0-12T23:39:57.307294255</dc:date>
    <meta:editing-duration>P1DT4H8M40S</meta:editing-duration>
    <meta:editing-cycles>1040</meta:editing-cycles>
    <meta:document-statistic meta:table-count="1" meta:cell-count="6237" meta:object-count="0"/>
  </office:meta>
</office:document-meta>
</file>